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charset="x-symbol"/>
    <style:font-face style:name="Arial" svg:font-family="Arial, sans-serif"/>
    <style:font-face style:name="Courier New" svg:font-family="'Courier New'"/>
    <style:font-face style:name="Lucidasans1" svg:font-family="Lucidasans"/>
    <style:font-face style:name="Arial2"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1" fo:font-size="8pt" style:font-size-asian="8pt" style:font-size-complex="8pt"/>
    </style:style>
    <style:style style:name="P4" style:family="paragraph" style:parent-style-name="Standard">
      <style:paragraph-properties fo:text-align="center" style:justify-single-word="false"/>
      <style:text-properties style:font-name="Arial1" fo:font-style="normal" officeooo:paragraph-rsid="0008f05c" style:font-style-asian="normal" style:font-style-complex="normal"/>
    </style:style>
    <style:style style:name="P5" style:family="paragraph" style:parent-style-name="Standard">
      <style:paragraph-properties fo:text-align="center" style:justify-single-word="false"/>
      <style:text-properties style:font-name="Arial1" officeooo:rsid="0000fb14" officeooo:paragraph-rsid="0008f05c"/>
    </style:style>
    <style:style style:name="P6" style:family="paragraph" style:parent-style-name="Standard">
      <style:paragraph-properties fo:text-align="center" style:justify-single-word="false"/>
      <style:text-properties style:font-name="Arial1" fo:font-size="20pt" fo:font-style="normal" officeooo:rsid="000cad3b" officeooo:paragraph-rsid="0009c3b6" style:font-size-asian="20pt" style:font-style-asian="normal" style:font-size-complex="20pt" style:font-style-complex="normal"/>
    </style:style>
    <style:style style:name="P7" style:family="paragraph" style:parent-style-name="Standard">
      <style:paragraph-properties fo:text-align="center" style:justify-single-word="false"/>
      <style:text-properties style:font-name="Arial1" officeooo:rsid="000cad3b" officeooo:paragraph-rsid="000cad3b"/>
    </style:style>
    <style:style style:name="P8" style:family="paragraph" style:parent-style-name="Standard">
      <style:text-properties officeooo:paragraph-rsid="0008f05c"/>
    </style:style>
    <style:style style:name="P9" style:family="paragraph" style:parent-style-name="Standard">
      <style:paragraph-properties fo:margin-left="-0.026cm" fo:margin-right="0cm" fo:text-align="start" style:justify-single-word="false" fo:text-indent="0cm" style:auto-text-indent="false"/>
      <style:text-properties style:font-name="Arial1" fo:font-style="italic" officeooo:paragraph-rsid="0007ec12" style:font-style-asian="italic" style:font-style-complex="italic"/>
    </style:style>
    <style:style style:name="P10" style:family="paragraph" style:parent-style-name="WW-Table_20_Heading">
      <style:paragraph-properties fo:text-align="center" style:justify-single-word="false"/>
      <style:text-properties style:font-name="Arial1" fo:font-size="20pt" fo:font-style="italic" officeooo:rsid="0007ec12" officeooo:paragraph-rsid="0009c3b6" style:font-size-asian="20pt" style:font-style-asian="italic" style:font-size-complex="20pt" style:font-style-complex="italic"/>
    </style:style>
    <style:style style:name="P11" style:family="paragraph" style:parent-style-name="WW-Table_20_Heading">
      <style:paragraph-properties fo:text-align="start" style:justify-single-word="false"/>
      <style:text-properties style:font-name="Arial1" fo:font-style="italic" officeooo:rsid="0007ec12" officeooo:paragraph-rsid="0008f05c" style:font-style-asian="italic" style:font-style-complex="italic"/>
    </style:style>
    <style:style style:name="P12" style:family="paragraph" style:parent-style-name="WW-Table_20_Heading">
      <style:paragraph-properties fo:text-align="start" style:justify-single-word="false"/>
      <style:text-properties style:font-name="Arial1" fo:font-style="italic" officeooo:rsid="000cad3b" officeooo:paragraph-rsid="000cad3b" style:font-style-asian="italic" style:font-style-complex="italic"/>
    </style:style>
    <style:style style:name="P13" style:family="paragraph" style:parent-style-name="WW-Table_20_Heading">
      <style:paragraph-properties fo:text-align="start" style:justify-single-word="false"/>
      <style:text-properties style:font-name="Arial1" fo:font-size="10pt" fo:font-style="normal" fo:font-weight="normal" officeooo:rsid="000cad3b" officeooo:paragraph-rsid="000cad3b" style:font-size-asian="10pt" style:font-style-asian="normal" style:font-weight-asian="normal" style:font-size-complex="10pt" style:font-style-complex="normal" style:font-weight-complex="normal"/>
    </style:style>
    <style:style style:name="P14" style:family="paragraph" style:parent-style-name="WW-Table_20_Heading">
      <style:paragraph-properties fo:text-align="start" style:justify-single-word="false"/>
      <style:text-properties style:font-name="Arial1" fo:font-size="10pt" fo:font-style="normal" fo:font-weight="normal" officeooo:rsid="0007ec12" officeooo:paragraph-rsid="0008f05c" style:font-size-asian="10pt" style:font-style-asian="normal" style:font-weight-asian="normal" style:font-size-complex="10pt" style:font-style-complex="normal" style:font-weight-complex="normal"/>
    </style:style>
    <style:style style:name="P15" style:family="paragraph" style:parent-style-name="WW-Table_20_Heading1">
      <style:paragraph-properties fo:text-align="center" style:justify-single-word="false"/>
      <style:text-properties style:font-name="Arial1" officeooo:paragraph-rsid="0007ec12"/>
    </style:style>
    <style:style style:name="P16" style:family="paragraph" style:parent-style-name="WW-Table_20_Heading1">
      <style:paragraph-properties fo:text-align="center" style:justify-single-word="false"/>
      <style:text-properties style:font-name="Arial1" officeooo:rsid="00080632" officeooo:paragraph-rsid="00080632"/>
    </style:style>
    <style:style style:name="P17" style:family="paragraph" style:parent-style-name="WW-Table_20_Contents1">
      <style:text-properties style:font-name="Arial1" fo:font-size="10pt" officeooo:paragraph-rsid="0007ec12" style:font-size-asian="10pt" style:font-size-complex="10pt"/>
    </style:style>
    <style:style style:name="P18" style:family="paragraph" style:parent-style-name="WW-Table_20_Contents1">
      <style:text-properties style:font-name="Arial1" fo:font-size="10pt" officeooo:rsid="00080632" officeooo:paragraph-rsid="00080632" style:font-size-asian="10pt" style:font-size-complex="10pt"/>
    </style:style>
    <style:style style:name="P19" style:family="paragraph" style:parent-style-name="WW-Table_20_Contents1">
      <style:text-properties style:font-name="Arial1" fo:font-size="10pt" fo:font-style="normal" officeooo:paragraph-rsid="0007ec12" style:font-size-asian="10pt" style:font-style-asian="normal" style:font-size-complex="10pt" style:font-style-complex="normal"/>
    </style:style>
    <style:style style:name="P20" style:family="paragraph" style:parent-style-name="WW-Table_20_Heading">
      <style:paragraph-properties fo:text-align="start" style:justify-single-word="false" fo:break-before="page"/>
      <style:text-properties style:font-name="Arial1" fo:font-style="italic" officeooo:rsid="000ac9a8" officeooo:paragraph-rsid="000ac9a8" style:font-style-asian="italic" style:font-style-complex="italic"/>
    </style:style>
    <style:style style:name="P21" style:family="paragraph" style:parent-style-name="WW-Table_20_Contents1">
      <style:paragraph-properties fo:margin-left="-0.007cm" fo:margin-right="0.014cm" fo:text-align="center" style:justify-single-word="false" fo:text-indent="0cm"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22" style:family="paragraph" style:parent-style-name="WW-Table_20_Contents1">
      <style:paragraph-properties fo:margin-left="-0.007cm" fo:margin-right="1.217cm" fo:text-indent="0cm"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23" style:family="paragraph" style:parent-style-name="Standard">
      <style:paragraph-properties fo:margin-left="3.784cm" fo:margin-right="0cm" fo:text-indent="-3.784cm" style:auto-text-indent="false">
        <style:tab-stops/>
      </style:paragraph-properties>
      <style:text-properties style:font-name="Arial1" fo:font-style="italic" officeooo:paragraph-rsid="000d8244" style:font-style-asian="italic" style:font-style-complex="italic"/>
    </style:style>
    <style:style style:name="P24" style:family="paragraph" style:parent-style-name="Standard">
      <style:paragraph-properties fo:text-align="center" style:justify-single-word="false"/>
      <style:text-properties style:font-name="Arial1" fo:font-style="normal" officeooo:paragraph-rsid="000e7d88" style:font-style-asian="normal" style:font-style-complex="normal"/>
    </style:style>
    <style:style style:name="P25" style:family="paragraph" style:parent-style-name="Standard">
      <style:paragraph-properties fo:text-align="center" style:justify-single-word="false"/>
      <style:text-properties style:font-name="Arial1" fo:font-style="normal" officeooo:paragraph-rsid="0008f05c" style:font-style-asian="normal" style:font-style-complex="normal"/>
    </style:style>
    <style:style style:name="P26" style:family="paragraph" style:parent-style-name="Standard">
      <style:paragraph-properties fo:text-align="center" style:justify-single-word="false"/>
      <style:text-properties officeooo:paragraph-rsid="000e7d88"/>
    </style:style>
    <style:style style:name="P27" style:family="paragraph" style:parent-style-name="Text_20_body">
      <style:paragraph-properties fo:margin-top="0cm" fo:margin-bottom="0cm" style:contextual-spacing="false"/>
      <style:text-properties style:font-name="Arial" officeooo:paragraph-rsid="000d8244"/>
    </style:style>
    <style:style style:name="P28" style:family="paragraph" style:parent-style-name="Text_20_body">
      <style:paragraph-properties fo:margin-top="0cm" fo:margin-bottom="0cm" style:contextual-spacing="false"/>
      <style:text-properties officeooo:paragraph-rsid="000d8244"/>
    </style:style>
    <style:style style:name="P29" style:family="paragraph" style:parent-style-name="Text_20_body">
      <style:paragraph-properties fo:margin-top="0cm" fo:margin-bottom="0cm" style:contextual-spacing="false" fo:break-before="page"/>
      <style:text-properties style:font-name="Arial" officeooo:paragraph-rsid="000d8244"/>
    </style:style>
    <style:style style:name="P30" style:family="paragraph" style:parent-style-name="Text_20_body">
      <style:paragraph-properties fo:margin-left="2.54cm" fo:margin-right="0cm" fo:margin-top="0cm" fo:margin-bottom="0cm" style:contextual-spacing="false" fo:text-indent="0cm" style:auto-text-indent="false"/>
      <style:text-properties officeooo:paragraph-rsid="000d8244"/>
    </style:style>
    <style:style style:name="P31" style:family="paragraph" style:parent-style-name="WW-Table_20_Contents1">
      <style:text-properties style:font-name="Arial1" fo:font-size="10pt" officeooo:rsid="00080632" officeooo:paragraph-rsid="000d8244" style:font-size-asian="10pt" style:font-size-complex="10pt"/>
    </style:style>
    <style:style style:name="P32" style:family="paragraph" style:parent-style-name="WW-Table_20_Heading" style:master-page-name="Standard">
      <style:paragraph-properties fo:text-align="center" style:justify-single-word="false" style:page-number="auto"/>
      <style:text-properties style:font-name="Arial1" fo:font-style="italic" officeooo:rsid="0007ec12" officeooo:paragraph-rsid="0009c3b6" style:font-style-asian="italic" style:font-style-complex="italic"/>
    </style:style>
    <style:style style:name="P33" style:family="paragraph" style:parent-style-name="WW-Table_20_Heading">
      <style:paragraph-properties fo:text-align="start" style:justify-single-word="false"/>
      <style:text-properties style:font-name="Arial1" fo:font-style="italic" officeooo:rsid="0007ec12" officeooo:paragraph-rsid="0008f05c" style:font-style-asian="italic" style:font-style-complex="italic"/>
    </style:style>
    <style:style style:name="P34" style:family="paragraph" style:parent-style-name="WW-Table_20_Heading">
      <style:paragraph-properties fo:text-align="center" style:justify-single-word="false"/>
      <style:text-properties style:font-name="Arial1" fo:font-size="20pt" fo:font-style="normal" officeooo:rsid="0007ec12" officeooo:paragraph-rsid="000e7d88" style:font-size-asian="20pt" style:font-style-asian="normal" style:font-size-complex="20pt" style:font-style-complex="normal"/>
    </style:style>
    <style:style style:name="P35" style:family="paragraph" style:parent-style-name="WW-Table_20_Heading">
      <style:paragraph-properties fo:text-align="start" style:justify-single-word="false"/>
      <style:text-properties style:font-name="Arial1" fo:font-size="10pt" fo:font-style="normal" fo:font-weight="normal" officeooo:rsid="000cad3b" officeooo:paragraph-rsid="000d8244" style:font-size-asian="10pt" style:font-style-asian="normal" style:font-weight-asian="normal" style:font-size-complex="10pt" style:font-style-complex="normal" style:font-weight-complex="normal"/>
    </style:style>
    <style:style style:name="P36" style:family="paragraph" style:parent-style-name="WW-Table_20_Heading">
      <style:paragraph-properties fo:text-align="start" style:justify-single-word="false"/>
      <style:text-properties style:font-name="Arial1" fo:font-size="10pt" fo:font-style="normal" fo:font-weight="normal" officeooo:rsid="000cad3b" officeooo:paragraph-rsid="000ef048" style:font-size-asian="10pt" style:font-style-asian="normal" style:font-weight-asian="normal" style:font-size-complex="10pt" style:font-style-complex="normal" style:font-weight-complex="normal"/>
    </style:style>
    <style:style style:name="T1" style:family="text">
      <style:text-properties style:font-name="Arial1" fo:font-size="8pt" style:font-size-asian="8pt" style:font-size-complex="8pt"/>
    </style:style>
    <style:style style:name="T2" style:family="text">
      <style:text-properties style:font-name="Arial1" fo:font-size="8pt" officeooo:rsid="000e7d88" style:font-size-asian="8pt" style:font-size-complex="8pt"/>
    </style:style>
    <style:style style:name="T3" style:family="text">
      <style:text-properties style:font-name="Arial1" fo:font-style="normal" officeooo:rsid="000e7d88" style:font-style-asian="normal" style:font-style-complex="normal"/>
    </style:style>
    <style:style style:name="T4" style:family="text">
      <style:text-properties style:font-name="Arial1" fo:font-style="normal" officeooo:rsid="000e7d88" style:font-name-asian="Arial Unicode MS1" style:font-style-asian="normal" style:font-name-complex="Lucidasans" style:font-style-complex="normal"/>
    </style:style>
    <style:style style:name="T5" style:family="text">
      <style:text-properties fo:font-size="10pt" style:font-size-asian="10pt" style:font-size-complex="10pt"/>
    </style:style>
    <style:style style:name="T6" style:family="text">
      <style:text-properties officeooo:rsid="000cad3b"/>
    </style:style>
    <style:style style:name="T7" style:family="text">
      <style:text-properties style:text-position="super 58%"/>
    </style:style>
    <style:style style:name="T8" style:family="text">
      <style:text-properties style:font-name="Symbol"/>
    </style:style>
    <style:style style:name="T9" style:family="text">
      <style:text-properties fo:font-variant="normal" fo:text-transform="none" style:font-name="Symbol"/>
    </style:style>
    <style:style style:name="T10" style:family="text">
      <style:text-properties fo:font-variant="normal" fo:text-transform="none" style:font-name="Courier New"/>
    </style:style>
    <style:style style:name="T11" style:family="text">
      <style:text-properties style:font-name="Arial"/>
    </style:style>
    <style:style style:name="T12" style:family="text">
      <style:text-properties style:font-name="Courier New"/>
    </style:style>
    <style:style style:name="T13" style:family="text">
      <style:text-properties officeooo:rsid="000d8244"/>
    </style:style>
    <style:style style:name="T14" style:family="text">
      <style:text-properties style:font-name="Arial2" officeooo:rsid="000d8244" style:font-name-asian="Arial Unicode MS1" style:font-name-complex="Lucidasans"/>
    </style:style>
    <style:style style:name="T15" style:family="text">
      <style:text-properties style:font-name="Arial2" fo:font-style="normal" officeooo:rsid="000e7d88" style:font-name-asian="Arial Unicode MS1" style:font-style-asian="normal" style:font-name-complex="Lucidasans" style:font-style-complex="normal"/>
    </style:style>
    <style:style style:name="T16" style:family="text">
      <style:text-properties officeooo:rsid="000d8244" style:font-name-asian="Arial Unicode MS1" style:font-name-complex="Lucidasans"/>
    </style:style>
    <style:style style:name="T17" style:family="text">
      <style:text-properties officeooo:rsid="000e1c63"/>
    </style:style>
    <style:style style:name="T18" style:family="text">
      <style:text-properties officeooo:rsid="000e7d88"/>
    </style:style>
    <style:style style:name="T19" style:family="text">
      <style:text-properties officeooo:rsid="000f97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line-break/></text:p>
      <text:p text:style-name="P10"/>
      <text:p text:style-name="P34"><text:span text:style-name="T18">Time Pies</text:span></text:p>
      <text:p text:style-name="P6">Project <text:span text:style-name="T18">Review Summary Report</text:span></text:p>
      <text:p text:style-name="P4"/>
      <text:p text:style-name="P4"/>
      <text:p text:style-name="P4"/>
      <text:p text:style-name="P4"/>
      <text:p text:style-name="P4"/>
      <text:p text:style-name="P4"/>
      <text:p text:style-name="P4"/>
      <text:p text:style-name="P4"/>
      <text:p text:style-name="P4">Submitted to:</text:p>
      <text:p text:style-name="P4"/>
      <text:p text:style-name="P4"/>
      <text:p text:style-name="P4">Prof. Ma. Rowena C. Solamo</text:p>
      <text:p text:style-name="P4">Faculty Member</text:p>
      <text:p text:style-name="P4">Department of Computer Science</text:p>
      <text:p text:style-name="P4">College of Engineering</text:p>
      <text:p text:style-name="P4">University of the Philippines, Diliman</text:p>
      <text:p text:style-name="P4"/>
      <text:p text:style-name="P4"/>
      <text:p text:style-name="P4"/>
      <text:p text:style-name="P4"/>
      <text:p text:style-name="P4">Submitted by:</text:p>
      <text:p text:style-name="P24"><text:span text:style-name="T18">Albano, Romeo Senen D.</text:span></text:p>
      <text:p text:style-name="P26"><text:span text:style-name="T3">Endaya, Jeynald Jeyromme L.</text:span></text:p>
      <text:p text:style-name="P26"><text:span text:style-name="T3">Qui</text:span><text:span text:style-name="T15">ñ</text:span><text:span text:style-name="T4">ones, Yzabel Iesa M.</text:span></text:p>
      <text:p text:style-name="P26"><text:span text:style-name="T18"/></text:p>
      <text:p text:style-name="P8"/>
      <text:p text:style-name="P8"/>
      <text:p text:style-name="P8"/>
      <text:p text:style-name="P5">In partial fulfillment of Academic Requirements</text:p>
      <text:p text:style-name="P7">for the course</text:p>
      <text:p text:style-name="P7">CS 191 Software Engineering I</text:p>
      <text:p text:style-name="P7">of the </text:p>
      <text:p text:style-name="P7">1<text:span text:style-name="T7">st</text:span> Semester, AY 2014-2015</text:p>
      <text:p text:style-name="P11"/>
      <text:p text:style-name="P20">Unique Referenc<text:span text:style-name="T6">e</text:span>:</text:p>
      <text:p text:style-name="P36">The documents are stored in the <text:a xlink:type="simple" xlink:href="https://github.com/jjlendaya/CS191pinkPlastiCS"><text:span text:style-name="T19">ttps://github.com/jjlendaya/CS191pinkPlastiCS</text:span></text:a></text:p>
      <text:p text:style-name="P13">[File Reference in GitHub, preferably link.]</text:p>
      <text:p text:style-name="P11"/>
      <text:p text:style-name="P12">Document Purpose:</text:p>
      <text:p text:style-name="P35"><text:span text:style-name="T13">This document will serve as review of Purple McShort Short's software project, Time Pies. Included are the issues and agreements raised during the presentation of the software project. </text:span><text:span text:style-name="T17">This will help in improving Time Pies.</text:span></text:p>
      <text:p text:style-name="P13"/>
      <text:p text:style-name="P12">Target Audience:</text:p>
      <text:p text:style-name="P35"><text:span text:style-name="T13">Purple McShort Short</text:span></text:p>
      <text:p text:style-name="P14"/>
      <text:p text:style-name="P14"/>
      <text:p text:style-name="P11">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5">Revision Date</text:p>
            </table:table-cell>
            <table:table-cell table:style-name="Table3.A1" office:value-type="string">
              <text:p text:style-name="P15">Person Responsible</text:p>
            </table:table-cell>
            <table:table-cell table:style-name="Table3.A1" office:value-type="string">
              <text:p text:style-name="P16">Version</text:p>
              <text:p text:style-name="P16">Number</text:p>
            </table:table-cell>
            <table:table-cell table:style-name="Table3.D1" office:value-type="string">
              <text:p text:style-name="P15">Modification</text:p>
            </table:table-cell>
          </table:table-row>
        </table:table-header-rows>
        <table:table-row>
          <table:table-cell table:style-name="Table3.A2" office:value-type="string">
            <text:p text:style-name="P18"><text:span text:style-name="T13">09</text:span>/<text:span text:style-name="T13">06</text:span>/<text:span text:style-name="T13">14</text:span></text:p>
          </table:table-cell>
          <table:table-cell table:style-name="Table3.A2" office:value-type="string">
            <text:p text:style-name="P31"><text:span text:style-name="T13">JJ Endaya</text:span></text:p>
            <text:p text:style-name="P31"><text:span text:style-name="T13">Romeo Albano</text:span></text:p>
            <text:p text:style-name="P31"><text:span text:style-name="T13">Abbey Qui</text:span><text:span text:style-name="T14">ñ</text:span><text:span text:style-name="T16">ones</text:span></text:p>
          </table:table-cell>
          <table:table-cell table:style-name="Table3.A2" office:value-type="string">
            <text:p text:style-name="P21">1.0</text:p>
          </table:table-cell>
          <table:table-cell table:style-name="Table3.D2" office:value-type="string">
            <text:p text:style-name="P22">Initial Document;</text:p>
          </table:table-cell>
        </table:table-row>
        <table:table-row>
          <table:table-cell table:style-name="Table3.A2" office:value-type="string">
            <text:p text:style-name="P17"/>
          </table:table-cell>
          <table:table-cell table:style-name="Table3.A2" office:value-type="string">
            <text:p text:style-name="P17"/>
          </table:table-cell>
          <table:table-cell table:style-name="Table3.A2" office:value-type="string">
            <text:p text:style-name="P19"/>
          </table:table-cell>
          <table:table-cell table:style-name="Table3.D2" office:value-type="string">
            <text:p text:style-name="P19"/>
          </table:table-cell>
        </table:table-row>
      </table:table>
      <text:p text:style-name="P9"/>
      <text:p text:style-name="P29">Project: Time Pies</text:p>
      <text:p text:style-name="P27">Team: Purple McShort Short</text:p>
      <text:p text:style-name="P27">Issues/Agreements:</text:p>
      <text:p text:style-name="P28"/>
      <text:p text:style-name="P28"><text:span text:style-name="T8">· <text:s text:c="7"/></text:span><text:span text:style-name="T9"><text:s/></text:span><text:span text:style-name="T11">Implementation of auto-adjust</text:span></text:p>
      <text:p text:style-name="P30"><text:span text:style-name="T12">o </text:span><text:span text:style-name="T10"><text:s/></text:span><text:span text:style-name="T11">Should the alarm for a task goes off and the task is not yet finished, the time will be extended. This extension is automatically set by the program. However, this will affect the whole pie greatly.</text:span></text:p>
      <text:p text:style-name="P30"/>
      <text:p text:style-name="P28"><text:span text:style-name="T9">· <text:s text:c="8"/></text:span><text:span text:style-name="T11">What if the mobile screen is too small?</text:span></text:p>
      <text:p text:style-name="P30"><text:span text:style-name="T10">o <text:s/></text:span><text:span text:style-name="T11">The size of the pie adjusts automatically to the screen.</text:span></text:p>
      <text:p text:style-name="P30"/>
      <text:p text:style-name="P28"><text:span text:style-name="T9">· <text:s text:c="8"/></text:span><text:span text:style-name="T11">Is there data retrieval should the mobile device use up its battery load?</text:span></text:p>
      <text:p text:style-name="P30"><text:span text:style-name="T10">o <text:s/></text:span><text:span text:style-name="T11">No.</text:span></text:p>
      <text:p text:style-name="P30"/>
      <text:p text:style-name="P28"><text:span text:style-name="T9">· <text:s text:c="8"/></text:span><text:span text:style-name="T11">How will the user be notified when a task is finished if the mobile device does not have a built-in speaker or the user will not be able to hear the alarm (e.g. when in public places, deaf)?</text:span></text:p>
      <text:p text:style-name="P30"><text:span text:style-name="T10">o <text:s/></text:span><text:span text:style-name="T11">There will a vibrate option for the alarm.</text:span></text:p>
      <text:p text:style-name="P30"/>
      <text:p text:style-name="P28"><text:span text:style-name="T9">· <text:s text:c="8"/></text:span><text:span text:style-name="T11">There are a lot of actions for the pie. Wouldn’t it look messy having a lot of buttons/options on the screen?</text:span></text:p>
      <text:p text:style-name="P30"><text:span text:style-name="T10">o <text:s/></text:span><text:span text:style-name="T11">The developers aim that most of the focus will be on the pie itself. There will be a single button for the menu, where a droplist of actions will appear upon clicking. User interaction (such as click, double click, etc.) will be used for each action to avoid crowding the screen with too much objects.</text:span></text:p>
      <text:p text:style-name="P2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Symbol" svg:font-family="Symbol" style:font-charset="x-symbol"/>
    <style:font-face style:name="Arial" svg:font-family="Arial, sans-serif"/>
    <style:font-face style:name="Courier New" svg:font-family="'Courier New'"/>
    <style:font-face style:name="Lucidasans1" svg:font-family="Lucidasans"/>
    <style:font-face style:name="Arial2"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size="12pt" fo:language="en" fo:country="US" style:font-name-asian="Arial Unicode MS1" style:font-size-asian="12pt" style:language-asian="zxx" style:country-asian="none" style:font-name-complex="Lucidasans"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Caption" style:family="paragraph" style:parent-style-name="Standard">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WW-Index" style:family="paragraph" style:parent-style-name="Standard">
      <style:paragraph-properties text:number-lines="false" text:line-number="0"/>
      <style:text-properties style:font-name-complex="Lucidasans1"/>
    </style:style>
    <style:style style:name="WW-Caption1" style:family="paragraph" style:parent-style-name="Standard">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WW-Index1" style:family="paragraph" style:parent-style-name="Standard">
      <style:paragraph-properties text:number-lines="false" text:line-number="0"/>
      <style:text-properties style:font-name-complex="Lucidasans1"/>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1" fo:font-size="8pt" style:font-size-asian="8pt" style:font-size-complex="8pt"/>
    </style:style>
    <style:style style:name="MT1" style:family="text">
      <style:text-properties style:font-name="Arial1" fo:font-size="8pt" style:font-size-asian="8pt" style:font-size-complex="8pt"/>
    </style:style>
    <style:style style:name="MT2" style:family="text">
      <style:text-properties style:font-name="Arial1" fo:font-size="8pt" officeooo:rsid="000e7d88" style:font-size-asian="8pt" style:font-size-complex="8pt"/>
    </style:style>
    <style:style style:name="MT3" style:family="text">
      <style:text-properties officeooo:rsid="000e7d88"/>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TreeSim</text:span><text:span text:style-name="MT1"><text:tab/><text:tab/>Page </text:span><text:span text:style-name="MT1"><text:page-number style:num-format="1" text:select-page="current">3</text:page-number></text:span></text:p>
        <text:p text:style-name="MP3">Version: <text:span text:style-name="MT3">1.0</text:span><text:tab/><text:tab/>Group: <text:span text:style-name="MT3">Pink PlastiC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Weng Solamo</meta:initial-creator>
    <meta:creation-date>2006-07-10T13:37:45</meta:creation-date>
    <dc:date>2014-09-05T14:53:47.25</dc:date>
    <dc:language>de-DE</dc:language>
    <meta:editing-cycles>13</meta:editing-cycles>
    <meta:editing-duration>PT26M</meta:editing-duration>
    <meta:document-statistic meta:table-count="1" meta:image-count="0" meta:object-count="0" meta:page-count="3" meta:paragraph-count="53" meta:word-count="357" meta:character-count="2166" meta:non-whitespace-character-count="1810"/>
    <meta:user-defined meta:name="Info 1"/>
    <meta:user-defined meta:name="Info 2"/>
    <meta:user-defined meta:name="Info 3"/>
    <meta:user-defined meta:name="Info 4"/>
  </office:meta>
</office:document-meta>
</file>